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FH14] <text:a xlink:type="simple" xlink:href="http://www.fraunhofer.de/de/institute-einrichtungen/verbuende-allianzen/Ambient_Assisted_Living.html" text:style-name="Internet_20_link" text:visited-style-name="Visited_20_Internet_20_Link">http://www.fraunhofer.de/de/institute-einrichtungen/verbuende-allianzen/Ambient_Assisted_Living.html</text:a></text:p>
      <text:p text:style-name="Standard"/>
      <text:p text:style-name="Standard">[WM14]<text:a xlink:type="simple" xlink:href="http://webmagazin.de/design/user-experience/Natural-User-Interfaces-Kunst-Nutzung-intuitiv-zu-gestalten" text:style-name="Internet_20_link" text:visited-style-name="Visited_20_Internet_20_Link">http://webmagazin.de/design/user-experience/Natural-User-Interfaces-Kunst-Nutzung-intuitiv-zu-gestalten</text:a></text:p>
      <text:p text:style-name="Standard"/>
      <text:p text:style-name="Standard">[SHE14]<text:a xlink:type="simple" xlink:href="http://she777.com/smart-home/49/smart-home/" text:style-name="Internet_20_link" text:visited-style-name="Visited_20_Internet_20_Link">http://she777.com/smart-home/49/smart-home/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7S</meta:editing-duration>
    <meta:editing-cycles>5</meta:editing-cycles>
    <meta:generator>OpenOffice/4.1.0$Win32 OpenOffice.org_project/410m18$Build-9764</meta:generator>
    <dc:date>2014-07-23T13:20:06.61</dc:date>
    <meta:document-statistic meta:table-count="0" meta:image-count="0" meta:object-count="0" meta:page-count="1" meta:paragraph-count="3" meta:word-count="4" meta:character-count="266"/>
    <meta:user-defined meta:name="Info 1"/>
    <meta:user-defined meta:name="Info 2"/>
    <meta:user-defined meta:name="Info 3"/>
    <meta:user-defined meta:name="Info 4"/>
  </office:meta>
</office:document-meta>
</file>